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4A000001C737AE8CA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>
      <style:table-properties style:width="15.997cm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18cm"/>
    </style:style>
    <style:style style:name="Odvolaci_5f_udaje.D" style:display-name="Odvolaci_udaje.D" style:family="table-column">
      <style:table-column-properties style:column-width="3.985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officeooo:paragraph-rsid="000a295f" style:font-size-asian="10pt" style:font-name-complex="Arial" style:font-size-complex="10pt"/>
    </style:style>
    <style:style style:name="P3" style:family="paragraph" style:parent-style-name="Header">
      <style:text-properties fo:language="cs" fo:country="CZ"/>
    </style:style>
    <style:style style:name="P4" style:family="paragraph" style:parent-style-name="Table_20_Contents">
      <style:text-properties fo:color="#333333" style:font-name="Liberation Sans3" fo:font-size="10pt" fo:language="cs" fo:country="CZ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iberation Sans3" fo:font-size="11pt" fo:language="cs" fo:country="CZ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fo:language="cs" fo:country="CZ" style:font-size-asian="11pt" style:font-size-complex="11pt"/>
    </style:style>
    <style:style style:name="P7" style:family="paragraph" style:parent-style-name="Signature">
      <style:text-properties fo:language="cs" fo:country="CZ" officeooo:paragraph-rsid="000e7b9f"/>
    </style:style>
    <style:style style:name="P8" style:family="paragraph" style:parent-style-name="Text_20_body">
      <style:paragraph-properties fo:text-align="justify" style:justify-single-word="false"/>
      <style:text-properties fo:font-size="11pt" fo:language="cs" fo:country="CZ" officeooo:rsid="00050e1d" officeooo:paragraph-rsid="001561bf" style:font-size-asian="11pt" style:font-size-complex="11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5.08cm"/>
          <style:tab-stop style:position="10.252cm"/>
          <style:tab-stop style:position="14.002cm"/>
        </style:tab-stops>
      </style:paragraph-properties>
      <style:text-properties fo:font-size="11pt" fo:language="cs" fo:country="CZ" officeooo:rsid="00050e1d" officeooo:paragraph-rsid="0011b732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fo:font-size="11pt" fo:language="cs" fo:country="CZ" fo:font-weight="bold" officeooo:rsid="00050e1d" officeooo:paragraph-rsid="0011b732" style:font-size-asian="11pt" style:font-weight-asian="bold" style:font-size-complex="11pt" style:font-weight-complex="bold"/>
    </style:style>
    <style:style style:name="P11" style:family="paragraph" style:parent-style-name="Vec">
      <style:text-properties style:font-name="Liberation Sans3" fo:font-size="11pt" fo:language="cs" fo:country="CZ" officeooo:rsid="000584c9" officeooo:paragraph-rsid="0017ada5" style:font-size-asian="11pt" style:font-size-complex="11pt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5.318cm"/>
          <style:tab-stop style:position="10.252cm"/>
          <style:tab-stop style:position="14.002cm"/>
        </style:tab-stops>
      </style:paragraph-properties>
      <style:text-properties officeooo:paragraph-rsid="00121360"/>
    </style:style>
    <style:style style:name="P13" style:family="paragraph" style:parent-style-name="Standard" style:list-style-name="L1">
      <style:text-properties officeooo:paragraph-rsid="00190d57"/>
    </style:style>
    <style:style style:name="P14" style:family="paragraph" style:parent-style-name="Standard">
      <style:text-properties officeooo:rsid="0011b732" officeooo:paragraph-rsid="0011b732"/>
    </style:style>
    <style:style style:name="P15" style:family="paragraph" style:parent-style-name="Standard" style:list-style-name="L3">
      <style:text-properties officeooo:paragraph-rsid="00190d57"/>
    </style:style>
    <style:style style:name="P16" style:family="paragraph" style:parent-style-name="Standard">
      <style:paragraph-properties>
        <style:tab-stops>
          <style:tab-stop style:position="5.424cm"/>
        </style:tab-stops>
      </style:paragraph-properties>
      <style:text-properties officeooo:paragraph-rsid="0011b732"/>
    </style:style>
    <style:style style:name="P17" style:family="paragraph" style:parent-style-name="Standard">
      <style:paragraph-properties>
        <style:tab-stops>
          <style:tab-stop style:position="5.424cm"/>
        </style:tab-stops>
      </style:paragraph-properties>
      <style:text-properties officeooo:paragraph-rsid="001561bf"/>
    </style:style>
    <style:style style:name="P18" style:family="paragraph" style:parent-style-name="Adresa" style:master-page-name="First_20_Page">
      <style:paragraph-properties style:page-number="auto"/>
      <style:text-properties fo:language="cs" fo:country="CZ" officeooo:rsid="0011b732" officeooo:paragraph-rsid="0011b732"/>
    </style:style>
    <style:style style:name="P1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90d57"/>
    </style:style>
    <style:style style:name="P20" style:family="paragraph" style:parent-style-name="Salutation">
      <style:text-properties style:font-name="Liberation Sans3" fo:language="cs" fo:country="CZ" officeooo:rsid="00050e1d"/>
    </style:style>
    <style:style style:name="P21" style:family="paragraph" style:parent-style-name="Signature">
      <style:text-properties style:font-name="Liberation Sans3" fo:language="cs" fo:country="CZ" officeooo:paragraph-rsid="000e7b9f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0b7174" style:font-size-asian="10pt" style:font-name-complex="Arial" style:font-size-complex="10pt"/>
    </style:style>
    <style:style style:name="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3" officeooo:rsid="000048f8"/>
    </style:style>
    <style:style style:name="T6" style:family="text">
      <style:text-properties style:font-name="Liberation Mono" fo:font-size="9.5pt" fo:language="cs" fo:country="CZ" style:font-size-asian="9.5pt" style:font-name-complex="Arial" style:font-size-complex="9.5pt"/>
    </style:style>
    <style:style style:name="T7" style:family="text">
      <style:text-properties style:font-name="Liberation Sans4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8" style:family="text">
      <style:text-properties fo:font-size="11pt" fo:language="cs" fo:country="CZ" officeooo:rsid="0011b732" style:font-size-asian="11pt" style:font-size-complex="11pt"/>
    </style:style>
    <style:style style:name="T9" style:family="text">
      <style:text-properties fo:font-size="11pt" fo:language="cs" fo:country="CZ" officeooo:rsid="00121360" style:font-size-asian="11pt" style:font-size-complex="11pt"/>
    </style:style>
    <style:style style:name="T10" style:family="text">
      <style:text-properties fo:font-size="11pt" fo:language="cs" fo:country="CZ" officeooo:rsid="001561bf" style:font-size-asian="11pt" style:font-size-complex="11pt"/>
    </style:style>
    <style:style style:name="T11" style:family="text">
      <style:text-properties fo:font-size="11pt" fo:language="cs" fo:country="CZ" officeooo:rsid="00190d57" style:font-size-asian="11pt" style:font-size-complex="11pt"/>
    </style:style>
    <style:style style:name="T12" style:family="text">
      <style:text-properties fo:font-size="11pt" fo:language="cs" fo:country="CZ" fo:font-weight="bold" officeooo:rsid="00190d57" style:font-size-asian="11pt" style:font-weight-asian="bold" style:font-size-complex="11pt" style:font-weight-complex="bold"/>
    </style:style>
    <style:style style:name="T13" style:family="text">
      <style:text-properties officeooo:rsid="0011b732"/>
    </style:style>
    <style:style style:name="T14" style:family="text">
      <style:text-properties fo:font-weight="bold" officeooo:rsid="0011b732" style:font-weight-asian="bold" style:font-weight-complex="bold"/>
    </style:style>
    <style:style style:name="T15" style:family="text">
      <style:text-properties fo:font-weight="bold" officeooo:rsid="001561bf" style:font-weight-asian="bold" style:font-weight-complex="bold"/>
    </style:style>
    <style:style style:name="T16" style:family="text">
      <style:text-properties fo:font-weight="bold" officeooo:rsid="00190d57" style:font-weight-asian="bold" style:font-weight-complex="bold"/>
    </style:style>
    <style:style style:name="T17" style:family="text">
      <style:text-properties officeooo:rsid="00121360"/>
    </style:style>
    <style:style style:name="T18" style:family="text">
      <style:text-properties officeooo:rsid="0013fc76"/>
    </style:style>
    <style:style style:name="T19" style:family="text">
      <style:text-properties officeooo:rsid="001561bf"/>
    </style:style>
    <style:style style:name="T20" style:family="text">
      <style:text-properties officeooo:rsid="00190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rgánům veřejné moci</text:p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office:value-type="string">
            <text:p text:style-name="P4">Váš dopis zn.</text:p>
          </table:table-cell>
          <table:table-cell office:value-type="string">
            <text:p text:style-name="P4">ze dne</text:p>
          </table:table-cell>
          <table:table-cell office:value-type="string">
            <text:p text:style-name="P4">Naše značka</text:p>
          </table:table-cell>
          <table:table-cell office:value-type="string">
            <text:p text:style-name="P5"><text:date style:data-style-name="N30" text:date-value="2013-07-27T17:56:58">27. 7. 2013</text:date></text:p>
          </table:table-cell>
        </table:table-row>
        <table:table-row>
          <table:table-cell office:value-type="string">
            <text:p text:style-name="P6"><text:variable-set text:name="Vas_dopis_zn" office:value-type="string">   </text:variable-set></text:p>
          </table:table-cell>
          <table:table-cell office:value-type="string">
            <text:p text:style-name="P6"><text:variable-set text:name="zde_dne" text:formula="ooow:0.0.2012" office:value-type="date" office:date-value="1899-12-30" style:data-style-name="N30"/></text:p>
          </table:table-cell>
          <table:table-cell office:value-type="string">
            <text:p text:style-name="P6"><text:variable-set text:name="Spisova_zn" office:value-type="string">RP 18/2013</text:variable-set></text:p>
          </table:table-cell>
          <table:table-cell office:value-type="string">
            <text:p text:style-name="P6"><text:variable-set text:name="Město_odesilatele" office:value-type="string">Praha</text:variable-set></text:p>
          </table:table-cell>
        </table:table-row>
      </table:table>
      <text:p text:style-name="P11"><text:span text:style-name="T20">Plná moc</text:span><text:span text:style-name="T13"> k jednání s úřady jménem České pirátské strany</text:span> </text:p>
      <text:p text:style-name="P12"><text:span text:style-name="T12">Zástupce</text:span><text:span text:style-name="T8">: <text:tab/>Michal Wagner, </text:span><text:span text:style-name="T9">krajské sdružení Jihomoravský kraj</text:span></text:p>
      <text:p text:style-name="P9"><text:span text:style-name="T14">Věcný rozsah </text:span><text:span text:style-name="T16">zastoupení</text:span><text:span text:style-name="T13">: <text:s/><text:tab/></text:span></text:p>
      <text:list xml:id="list2973193748432193981" text:style-name="L3">
        <text:list-item>
          <text:p text:style-name="P15"><text:span text:style-name="T13">sjednávání záborů</text:span><text:span text:style-name="T20"> </text:span><text:span text:style-name="T13">veřejných prostranství, </text:span><text:span text:style-name="T20">pronájmů, oznamování shromáždění </text:span><text:span text:style-name="T13">a </text:span><text:span text:style-name="T20">další </text:span><text:span text:style-name="T19">jednání</text:span><text:span text:style-name="T13"> </text:span><text:span text:style-name="T20">vůči úřadům </text:span><text:span text:style-name="T13">související </text:span><text:span text:style-name="T20">s kulturní a informační akcí Piratekk v Brně</text:span></text:p>
        </text:list-item>
      </text:list>
      <text:list xml:id="list7427511166278788929" text:style-name="L1">
        <text:list-item>
          <text:p text:style-name="P13"><text:span text:style-name="T20">pokud budou v nezbytném rozsahu potřeba peněžité platby, budou samostatně zajištěny po schválení příslušným stranickým orgánem z transparentního účtu</text:span></text:p>
        </text:list-item>
      </text:list>
      <text:p text:style-name="P14"/>
      <text:p text:style-name="P16"><text:span text:style-name="T14">Časový rozsah </text:span><text:span text:style-name="T16">zastoupení</text:span><text:span text:style-name="T13">:<text:tab/></text:span><text:span text:style-name="T20">Ode dne vystavení do 1. 12. 2013</text:span></text:p>
      <text:p text:style-name="P17"><text:span text:style-name="T13"><text:tab/></text:span><text:span text:style-name="T19">Zkontrolujte platnost na</text:span><text:span text:style-name="T17"> </text:span><text:a xlink:type="simple" xlink:href="http://pirati.cz/info/jednani"><text:span text:style-name="T10">http://pirati.cz/info/jednani</text:span></text:a></text:p>
      <text:p text:style-name="P10"><text:span text:style-name="T20">Zástupce</text:span><text:span text:style-name="T13"> je v rozsahu </text:span><text:span text:style-name="T20">zastoupení</text:span><text:span text:style-name="T13"> oprávněn jednat jménem České pirátské strany se všemi orgány veřejné moci. </text:span><text:span text:style-name="T20">N</text:span><text:span text:style-name="T13">ení oprávněn k jednání zmocnit </text:span><text:span text:style-name="T19">jiného</text:span><text:span text:style-name="T13">. </text:span></text:p>
      <text:p text:style-name="P8"><text:span text:style-name="T15">Poučení pro </text:span><text:span text:style-name="T16">zástupce</text:span><text:span text:style-name="T19">: Smlouvy uzavírejte v souladu s vnitřními předpisy po dohodě s oblastním předsednictvem nebo orgánem strany, do jehož působnosti věc spadá. Před uzavřením smlouvy, která vyžaduje peněžité plnění, zajistěte souhlas stranického orgánu, který je vyžadován pro plnění z rozpočtu strany. </text:span><text:span text:style-name="T18">Tato plná moc nezakládá </text:span><text:span text:style-name="T20">zastupovanému</text:span><text:span text:style-name="T18"> žádný nárok na odměnu za zastupování.</text:span></text:p>
      <text:p text:style-name="P20">S pozdravem</text:p>
      <text:p text:style-name="P7"><text:span text:style-name="T5"><text:variable-set text:name="Jmeno_odesilatele" text:formula="ooow:jméno" office:value-type="float" office:value="0" style:data-style-name="N0"/></text:span><text:span text:style-name="T5"><text:initial-creator>Jakub Michálek</text:initial-creator></text:span></text:p>
      <text:p text:style-name="P21"><text:variable-set text:name="Funkce_adresata" office:value-type="string">1. místopředseda Pirátů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size="11pt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style:contextual-spacing="false" fo:text-align="start" style:justify-single-word="false" fo:text-indent="0cm" style:auto-text-indent="false" style:shadow="none">
        <style:tab-stops/>
      </style:paragraph-properties>
      <style:text-properties fo:font-size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style:contextual-spacing="false" style:page-number="auto"/>
      <style:text-properties fo:color="#333333" style:font-name="Liberation Sans2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style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style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style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MP2" style:family="paragraph" style:parent-style-name="Header">
      <style:text-properties fo:language="cs" fo:country="CZ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90d57"/>
    </style:style>
    <style:style style:name="MP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officeooo:paragraph-rsid="000a295f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0b7174" style:font-size-asian="10pt" style:font-name-complex="Arial" style:font-size-complex="10pt"/>
    </style:style>
    <style:style style:name="M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Mono" fo:font-size="9.5pt" fo:language="cs" fo:country="CZ" style:font-size-asian="9.5pt" style:font-name-complex="Arial" style:font-size-complex="9.5pt"/>
    </style:style>
    <style:style style:name="MT6" style:family="text">
      <style:text-properties style:font-name="Liberation Sans4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31cm" fo:margin-left="0cm" fo:margin-right="0cm" fo:margin-bottom="0cm" style:dynamic-spacing="false"/>
      </style:header-style>
      <style:footer-style>
        <style:header-footer-properties svg:height="1.958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0" draw:style-name="Mgr1" draw:text-style-name="MP3" svg:width="5.666cm" svg:height="2.347cm" svg:x="-0.415cm" svg:y="-0.392cm"><draw:image xlink:href="Pictures/100002010000044A000001C737AE8CA5.png" xlink:type="simple" xlink:show="embed" xlink:actuate="onLoad"><text:p/></draw:image></draw:frame></text:p>
      </style:header>
      <style:footer>
        <text:p text:style-name="MP4"><text:span text:style-name="MT3"><text:line-break/>Česká pirátská strana • </text:span><text:span text:style-name="Strong_20_Emphasis"><text:span text:style-name="MT4">Dalimilova 6, 130 00 Praha 3</text:span></text:span><text:span text:style-name="MT3"> • Doručovat do datové schránky </text:span><text:span text:style-name="MT5">b2i4r6j</text:span><text:span text:style-name="MT6"><text:line-break/></text:span><text:span text:style-name="MT4">Tel</text:span><text:span text:style-name="MT3">. +420 775 978 550 • </text:span><text:span text:style-name="MT4">Web</text:span><text:span text:style-name="MT3"> </text:span><text:a xlink:type="simple" xlink:href="http://www.pirati.cz/"><text:span text:style-name="MT3">http://www.pirati.cz</text:span></text:a><text:span text:style-name="MT3"> • E-mail </text:span><text:a xlink:type="simple" xlink:href="mailto:info@pirati.cz"><text:span text:style-name="MT3">info@pirati.cz</text:span></text:a><text:span text:style-name="MT3"> • IČO 71339698</text:span></text:p>
        <text:p text:style-name="MP5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5</meta:editing-cycles>
    <meta:editing-duration>PT3M28S</meta:editing-duration>
    <meta:generator>LibreOffice/4.0.2.2$Linux_x86 LibreOffice_project/400m0$Build-2</meta:generator>
    <dc:title>Pirátský dopis</dc:title>
    <meta:initial-creator>Jakub Michálek</meta:initial-creator>
    <dc:date>2013-07-27T17:56:58</dc:date>
    <dc:creator>Jakub Michálek</dc:creator>
    <meta:document-statistic meta:table-count="1" meta:image-count="0" meta:object-count="0" meta:page-count="1" meta:paragraph-count="24" meta:word-count="207" meta:character-count="1435" meta:non-whitespace-character-count="1239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Sablona_dopis.ott" meta:date="2013-07-05T23:33:53"/>
  </office:meta>
</office:document-meta>
</file>